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000000420C190337BBE5FFC61.png" manifest:media-type="image/png"/>
  <manifest:file-entry manifest:full-path="Pictures/10000000000003300000042013E81488D971BCE8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22.761cm" draw:z-index="0"><draw:image xlink:href="Pictures/10000000000003300000042013E81488D971BCE8.pdf" xlink:type="simple" xlink:show="embed" xlink:actuate="onLoad"/><draw:image xlink:href="Pictures/100000000000033000000420C190337BBE5FFC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4-05T17:44:39.454438057</meta:creation-date>
    <dc:date>2017-04-05T17:45:03.300284279</dc:date>
    <dc:creator>Miklos Vajna</dc:creator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8e4cb8a1502d9795427e6624a408bffaf765c06c</meta:generator>
  </office:meta>
</office:document-meta>
</file>